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 fo:language="en" fo:country="US"/>
    </style:style>
    <style:style style:name="P11" style:parent-style-name="Ingetavstånd" style:family="paragraph">
      <style:paragraph-properties fo:text-indent="0.5in"/>
      <style:text-properties fo:font-size="14pt" style:font-size-asian="14pt" style:font-size-complex="14pt" fo:language="en" fo:country="US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14" style:parent-style-name="Ingetavstånd" style:family="paragraph">
      <style:text-properties fo:font-size="14pt" style:font-size-asian="14pt" style:font-size-complex="14pt" fo:language="en" fo:country="US"/>
    </style:style>
    <style:style style:name="P15" style:parent-style-name="Ingetavstånd" style:family="paragraph">
      <style:text-properties fo:font-size="14pt" style:font-size-asian="14pt" style:font-size-complex="14pt" fo:language="en" fo:country="US"/>
    </style:style>
    <style:style style:name="P16" style:parent-style-name="Ingetavstånd" style:family="paragraph">
      <style:text-properties fo:font-size="14pt" style:font-size-asian="14pt" style:font-size-complex="14pt" fo:language="en" fo:country="US"/>
    </style:style>
    <style:style style:name="P17" style:parent-style-name="Ingetavstånd" style:family="paragraph">
      <style:text-properties fo:font-size="14pt" style:font-size-asian="14pt" style:font-size-complex="14pt" fo:language="en" fo:country="US"/>
    </style:style>
    <style:style style:name="P18" style:parent-style-name="Ingetavstånd" style:family="paragraph">
      <style:text-properties fo:font-size="14pt" style:font-size-asian="14pt" style:font-size-complex="14pt" fo:language="en" fo:country="US"/>
    </style:style>
    <style:style style:name="P19" style:parent-style-name="Ingetavstånd" style:family="paragraph">
      <style:text-properties fo:font-size="14pt" style:font-size-asian="14pt" style:font-size-complex="14pt" fo:language="en" fo:country="US"/>
    </style:style>
    <style:style style:name="P20" style:parent-style-name="Ingetavstånd" style:family="paragraph">
      <style:text-properties fo:font-size="14pt" style:font-size-asian="14pt" style:font-size-complex="14pt" fo:language="en" fo:country="US"/>
    </style:style>
    <style:style style:name="P21" style:parent-style-name="Ingetavstånd" style:family="paragraph"/>
    <style:style style:name="T22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4 Kyu</text:span></text:h>
      <text:p text:style-name="Normal"/>
      <text:p text:style-name="Normal"/>
      <text:p text:style-name="P3">Hitoriwaza</text:p>
      <text:p text:style-name="P4"/>
      <text:list text:style-name="LFO1" text:continue-numbering="true">
        <text:list-item>
          <text:p text:style-name="P5">Jo Aiki Taiso</text:p>
        </text:list-item>
        <text:list-item>
          <text:p text:style-name="P6">Funakogi Undo</text:p>
        </text:list-item>
        <text:list-item>
          <text:p text:style-name="P7">Ikkyo Undo</text:p>
        </text:list-item>
        <text:list-item>
          <text:p text:style-name="P8">Tenshin Undo</text:p>
        </text:list-item>
        <text:list-item>
          <text:p text:style-name="P9">Zengo Undo</text:p>
        </text:list-item>
        <text:list-item>
          <text:p text:style-name="P10">Happo Undo, Mae Ukemi and Ushiro Ukemi<text:s/></text:p>
        </text:list-item>
      </text:list>
      <text:p text:style-name="P11">(for each side 3 forward and 3 backward)</text:p>
      <text:p text:style-name="P12"/>
      <text:p text:style-name="P13">Kumiwaza/Tsuzukiwaza</text:p>
      <text:p text:style-name="P14"/>
      <text:list text:style-name="LFO2" text:continue-numbering="true">
        <text:list-item>
          <text:p text:style-name="P15">Katatedori Ikkyo</text:p>
        </text:list-item>
        <text:list-item>
          <text:p text:style-name="P16">Munetsuki Ikkyo</text:p>
        </text:list-item>
        <text:list-item>
          <text:p text:style-name="P17">Munetsuki Koteoroshi</text:p>
        </text:list-item>
        <text:list-item>
          <text:p text:style-name="P18">Ryotemochi Koteoroshi</text:p>
        </text:list-item>
        <text:list-item>
          <text:p text:style-name="P19">Ushiro Ryotedori Zemponage</text:p>
        </text:list-item>
        <text:list-item>
          <text:p text:style-name="P20">Ushirokubishime Kokyunage Uragaeshi</text:p>
        </text:list-item>
        <text:list-item>
          <text:p text:style-name="P21"><text:span text:style-name="T22">Ushiro Katatedori Ikky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03:00Z</meta:creation-date>
    <dc:date>2011-12-15T13:25:00Z</dc:date>
    <meta:print-date>2011-12-04T08:19:00Z</meta:print-date>
    <meta:template xlink:href="Normal" xlink:type="simple"/>
    <meta:editing-cycles>7</meta:editing-cycles>
    <meta:editing-duration>PT720S</meta:editing-duration>
    <meta:document-statistic meta:page-count="1" meta:paragraph-count="1" meta:word-count="55" meta:character-count="349" meta:row-count="2" meta:non-whitespace-character-count="295"/>
  </office:meta>
</office:document-meta>
</file>